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erHttpRequest.getX509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Publisher.readingPa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erHttpRequest.ServletServerHttpRequest( HttpServletRequest request , AsyncContext asyncContext , String servletPath , DataBufferFactory bufferFactory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syncListener.onError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Publisher.RequestBodyPublisher( Servlet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erHttp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Publisher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ServerHttpRequest.createDefaultHttpHeaders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BodyPublisher.registerRea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PublisherReadListener.onAllData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PublisherReadListener.onData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ques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PublisherReadListener.onError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quest.readFrom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ServerHttpRequest.getSsl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syncListener.onStartAsync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erHttpRequest.initUri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AsyncListener.onComplete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syncListener.onTimeout( Async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BodyPublisher.checkOnData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erHttpRequest.initSsl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erHttpRequest.logBytesRead( int re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erHttpRequest.ServletServerHttpRequest( MultiValueMap &lt; String , String &gt; headers , HttpServletRequest request , AsyncContext asyncContext , String servletPath , DataBufferFactory bufferFactory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BodyPublisher.discar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erHttpRequest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quest.getAsync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quest.init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ServerHttpRequest.initHeaders( MultiValueMap &lt; String , String &gt; headerValues , HttpServletRequest reque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vletServer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